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hop fish task</text:p>
      <text:p text:style-name="Standard"/>
      <text:p text:style-name="Standard">Pre-requisites:</text:p>
      <text:p text:style-name="Standard"/>
      <text:p text:style-name="Standard">A text-editor of your choice (atom, visual studio, sublime text)</text:p>
      <text:p text:style-name="Standard"><text:tab/><text:tab/>Node.js installed (as we will run our script there)</text:p>
      <text:p text:style-name="Standard"><text:tab/><text:tab/>OS: whatever you like (ubuntu, windows, OSX)</text:p>
      <text:p text:style-name="Standard">So we just opened a fish-shop and we want to start selling fishes!</text:p>
      <text:p text:style-name="Standard"/>
      <text:p text:style-name="Standard">We sell fishes of 3 species:</text:p>
      <text:p text:style-name="Standard"/>
      <text:p text:style-name="Standard">Tuna: each tuna fish costs 10 dollars.</text:p>
      <text:p text:style-name="Standard"/>
      <text:p text:style-name="Standard">Salmon: each salmon fish costs 50 dollars.</text:p>
      <text:p text:style-name="Standard"/>
      <text:p text:style-name="Standard">Koi: each koi fish costs 100 dollars.</text:p>
      <text:p text:style-name="Standard"/>
      <text:p text:style-name="Standard">At the beginning we just take 100 fishes in total! So we begin with 100 fishes but of random species. This could mean that we could have: 50 tunas, 30 salmons and 20 koi or 20 tunas, 25 salmons and 55 koi or every combination you can think of that sums up to 100.</text:p>
      <text:p text:style-name="Standard"/>
      <text:p text:style-name="Standard">Then once we have our stock of fishes ready we can start accepting orders. A customer can request for a specific species of fish to buy. The first thing to do is to check if the place where we have all the fishes (100 for now) contains a fish of the requested species.</text:p>
      <text:p text:style-name="Standard"/>
      <text:p text:style-name="Standard">If no: we print to the console that the specific fish is out of order!</text:p>
      <text:p text:style-name="Standard"/>
      <text:p text:style-name="Standard">If yes: Then we remove the fish from the stock (now the stock has 99 fishes) and we add the fish, with all it’s info to the order basket. Before adding it, we check if the order already has a fish with the same type from before:</text:p>
      <text:p text:style-name="Standard"/>
      <text:p text:style-name="Standard">If no: then we add the fish with all info to the basket as mentioned before.</text:p>
      <text:p text:style-name="Standard"/>
      <text:p text:style-name="Standard">If yes: Then we just increase the quantity by 1.</text:p>
      <text:p text:style-name="Standard"/>
      <text:p text:style-name="Standard">When done that, the customer can still continue adding things to it’s basket. Like another fish and the same procedure will go on.</text:p>
      <text:p text:style-name="Standard"/>
      <text:p text:style-name="Standard">At the end when the order is finished we must calculate the total order c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0:45:27.469683931</meta:creation-date>
    <dc:date>2019-01-29T10:46:26.273129291</dc:date>
    <meta:editing-duration>PT1M2S</meta:editing-duration>
    <meta:editing-cycles>1</meta:editing-cycles>
    <meta:document-statistic meta:table-count="0" meta:image-count="0" meta:object-count="0" meta:page-count="1" meta:paragraph-count="18" meta:word-count="303" meta:character-count="1565" meta:non-whitespace-character-count="1276"/>
    <meta:generator>LibreOffice/6.0.7.3$Linux_X86_64 LibreOffice_project/00m0$Build-3</meta:generator>
  </office:meta>
</office:document-meta>
</file>